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8.124cm" table:align="left"/>
    </style:style>
    <style:style style:name="Tabela1.A" style:family="table-column">
      <style:table-column-properties style:column-width="8.124cm"/>
    </style:style>
    <style:style style:name="Tabela1.A1" style:family="table-cell">
      <style:table-cell-properties style:vertical-align="middle" fo:padding="0.049cm" fo:border="none"/>
    </style:style>
    <style:style style:name="Tabela2" style:family="table">
      <style:table-properties style:width="7.489cm" table:align="left"/>
    </style:style>
    <style:style style:name="Tabela2.A" style:family="table-column">
      <style:table-column-properties style:column-width="7.489cm"/>
    </style:style>
    <style:style style:name="Tabela2.A1" style:family="table-cell">
      <style:table-cell-properties style:vertical-align="middle" fo:padding="0.049cm" fo:border="none"/>
    </style:style>
    <style:style style:name="Tabela3" style:family="table">
      <style:table-properties style:width="12.569cm" table:align="left"/>
    </style:style>
    <style:style style:name="Tabela3.A" style:family="table-column">
      <style:table-column-properties style:column-width="12.569cm"/>
    </style:style>
    <style:style style:name="Tabela3.A1" style:family="table-cell">
      <style:table-cell-properties style:vertical-align="middle" fo:padding="0.049cm" fo:border="none"/>
    </style:style>
    <style:style style:name="Tabela4" style:family="table">
      <style:table-properties style:width="7.278cm" table:align="left"/>
    </style:style>
    <style:style style:name="Tabela4.A" style:family="table-column">
      <style:table-column-properties style:column-width="7.278cm"/>
    </style:style>
    <style:style style:name="Tabela4.A1" style:family="table-cell">
      <style:table-cell-properties style:vertical-align="middle" fo:padding="0.049cm" fo:border="none"/>
    </style:style>
    <style:style style:name="Tabela5" style:family="table">
      <style:table-properties style:width="14.263cm" table:align="left"/>
    </style:style>
    <style:style style:name="Tabela5.A" style:family="table-column">
      <style:table-column-properties style:column-width="14.263cm"/>
    </style:style>
    <style:style style:name="Tabela5.A1" style:family="table-cell">
      <style:table-cell-properties style:vertical-align="middle" fo:padding="0.049cm" fo:border="none"/>
    </style:style>
    <style:style style:name="Tabela6" style:family="table">
      <style:table-properties style:width="6.643cm" table:align="left"/>
    </style:style>
    <style:style style:name="Tabela6.A" style:family="table-column">
      <style:table-column-properties style:column-width="6.643cm"/>
    </style:style>
    <style:style style:name="Tabela6.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Preformatted_20_Text">
      <style:paragraph-properties fo:margin-top="0cm" fo:margin-bottom="0.499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4" text:outline-level="4"><text:a xlink:type="simple" xlink:href="https://erlaniofreire.com.br/web/post/6-funcoes-essenciais-do-php-que-voce-deve-conhecer/67?fbclid=IwAR09bTxQnMX9_1Tvlbdyv0uRnGYZtOoc1LhZtWVoIz2uWfSrpwp2hgnkcgI#" text:style-name="Internet_20_link" text:visited-style-name="Visited_20_Internet_20_Link">6 funções essenciais do PHP que você deve conhecer</text:a></text:h>
      <text:list xml:id="list42841364" text:style-name="L1">
        <text:list-item>
          <text:p text:style-name="P1">25/04/2019 - PHP - Erlânio Freire Barros</text:p>
        </text:list-item>
      </text:list>
      <text:h text:style-name="Heading_20_2" text:outline-level="2">array_unique()</text:h>
      <text:p text:style-name="Text_20_body">Diversas vezes nos deparamos com um <text:span text:style-name="Emphasis">array</text:span> e valores duplicados. Em uma experiência pessoal, trabalhei na criação de um sistema composto por uma divisão hierárquica entre setores. Nos relatórios, os usuários informavam diversos setores ao realizar os filtros. Quando os resultados eram filtrados no banco de dados, diversos códigos de setores vinham duplicados. Com isso, as _queries _do banco ficavam maiores e mais lentas.<text:line-break/>Com a função _array<text:span text:style-name="Emphasis">unique()</text:span> resolvi meu problema. Veja o exemplo:</text:p>
      <table:table table:name="Tabela1" table:style-name="Tabela1">
        <table:table-column table:style-name="Tabela1.A"/>
        <table:table-row>
          <table:table-cell table:style-name="Tabela1.A1" office:value-type="string">
            <text:p text:style-name="Preformatted_20_Text">&lt;?php</text:p>
            <text:p text:style-name="Preformatted_20_Text">$array = array ('a','b','c','d','a');</text:p>
            <text:p text:style-name="Preformatted_20_Text">$unique = array_unique ($array);</text:p>
            <text:p text:style-name="Preformatted_20_Text"/>
            <text:p text:style-name="Preformatted_20_Text">foreach ($unique as $letra)</text:p>
            <text:p text:style-name="Preformatted_20_Text">{</text:p>
            <text:p text:style-name="Preformatted_20_Text"><text:s text:c="5"/>print('Letra: '.$letra.'&lt;br&gt;');</text:p>
            <text:p text:style-name="Preformatted_20_Text">}</text:p>
            <text:p text:style-name="Preformatted_20_Text"/>
            <text:p text:style-name="Preformatted_20_Text">//Resultado</text:p>
            <text:p text:style-name="Preformatted_20_Text">//Letra: a</text:p>
            <text:p text:style-name="Preformatted_20_Text">//Letra: b</text:p>
            <text:p text:style-name="Preformatted_20_Text">//Letra: c</text:p>
            <text:p text:style-name="P3">//Letra: d</text:p>
          </table:table-cell>
        </table:table-row>
      </table:table>
      <text:p text:style-name="Text_20_body"/>
      <text:h text:style-name="Heading_20_2" text:outline-level="2">in_array()</text:h>
      <text:p text:style-name="P2">Esta função é realmente útil para verificar se existe um determinado valor em um <text:span text:style-name="Emphasis">array</text:span>. Veja o exemplo:</text:p>
      <table:table table:name="Tabela2" table:style-name="Tabela2">
        <table:table-column table:style-name="Tabela2.A"/>
        <table:table-row>
          <table:table-cell table:style-name="Tabela2.A1" office:value-type="string">
            <text:p text:style-name="Preformatted_20_Text">&lt;?php</text:p>
            <text:p text:style-name="Preformatted_20_Text">$array = array ('a','b','c','d');</text:p>
            <text:p text:style-name="Preformatted_20_Text"/>
            <text:p text:style-name="Preformatted_20_Text">if (in_array('a',$array))</text:p>
            <text:p text:style-name="Preformatted_20_Text">{</text:p>
            <text:p text:style-name="Preformatted_20_Text"><text:s text:c="3"/>print('O valor está no array');</text:p>
            <text:p text:style-name="Preformatted_20_Text">}</text:p>
            <text:p text:style-name="Preformatted_20_Text">else</text:p>
            <text:p text:style-name="Preformatted_20_Text">{</text:p>
            <text:p text:style-name="Preformatted_20_Text"><text:s text:c="3"/>print('Não está no array');</text:p>
            <text:p text:style-name="Preformatted_20_Text">}</text:p>
            <text:p text:style-name="Preformatted_20_Text"/>
            <text:p text:style-name="P3">//Resultado: O valor está no array</text:p>
          </table:table-cell>
        </table:table-row>
      </table:table>
      <text:p text:style-name="Text_20_body"/>
      <text:h text:style-name="Heading_20_2" text:outline-level="2">print_r()</text:h>
      <text:p text:style-name="P2">Uma mão na roda em momentos que você deseja depurar a estrutura de um determinado <text:span text:style-name="Emphasis">array</text:span> ou objeto no PHP. Em meus códigos, utilizo esta função sempre acompanhada da tag <text:span text:style-name="Emphasis">pre</text:span> do HTML, para assim exibir de forma mais amigável a estrutura do <text:span text:style-name="Emphasis">array</text:span> ou objeto. Veja o exemplo:</text:p>
      <table:table table:name="Tabela3" table:style-name="Tabela3">
        <table:table-column table:style-name="Tabela3.A"/>
        <text:soft-page-break/>
        <table:table-row>
          <table:table-cell table:style-name="Tabela3.A1" office:value-type="string">
            <text:p text:style-name="Preformatted_20_Text">&lt;?php</text:p>
            <text:p text:style-name="Preformatted_20_Text">$array = array ('a','b','c','d');</text:p>
            <text:p text:style-name="Preformatted_20_Text"/>
            <text:p text:style-name="Preformatted_20_Text">print_r($array);</text:p>
            <text:p text:style-name="Preformatted_20_Text"/>
            <text:p text:style-name="P3">//Resultado: Array ( [0] =&gt; a [1] =&gt; b [2] =&gt; c [3] =&gt; d )</text:p>
          </table:table-cell>
        </table:table-row>
      </table:table>
      <text:p text:style-name="Text_20_body"/>
      <text:h text:style-name="Heading_20_2" text:outline-level="2">implode()</text:h>
      <text:p text:style-name="P2">Juntar os valores de um determinado <text:span text:style-name="Emphasis">array</text:span> e separá-los em uma determinada <text:span text:style-name="Emphasis">string</text:span>. Utilizo muito esta função para exibir listas de nomes separados por vírgula, ou para criar cláusula <text:span text:style-name="Emphasis">IN</text:span> no MySQL. Veja o exemplo:</text:p>
      <table:table table:name="Tabela4" table:style-name="Tabela4">
        <table:table-column table:style-name="Tabela4.A"/>
        <table:table-row>
          <table:table-cell table:style-name="Tabela4.A1" office:value-type="string">
            <text:p text:style-name="Preformatted_20_Text">&lt;?php</text:p>
            <text:p text:style-name="Preformatted_20_Text">$array = array ('a','b','c','d');</text:p>
            <text:p text:style-name="Preformatted_20_Text"/>
            <text:p text:style-name="Preformatted_20_Text">print(implode(',',$array));</text:p>
            <text:p text:style-name="Preformatted_20_Text"/>
            <text:p text:style-name="P3">//Resultado: a,b,c,d</text:p>
          </table:table-cell>
        </table:table-row>
      </table:table>
      <text:p text:style-name="Text_20_body"/>
      <text:h text:style-name="Heading_20_2" text:outline-level="2">explode()</text:h>
      <text:p text:style-name="P2">Esta função é o oposto da função <text:span text:style-name="Emphasis">implode</text:span>. Nela você informa uma <text:span text:style-name="Emphasis">string</text:span> e define qual separador o PHP deverá usar para dividí-la e gerar um <text:span text:style-name="Emphasis">array</text:span> para cada espaço dividido. Veja o exemplo:</text:p>
      <table:table table:name="Tabela5" table:style-name="Tabela5">
        <table:table-column table:style-name="Tabela5.A"/>
        <table:table-row>
          <table:table-cell table:style-name="Tabela5.A1" office:value-type="string">
            <text:p text:style-name="Preformatted_20_Text">&lt;?php</text:p>
            <text:p text:style-name="Preformatted_20_Text">$string = 'O PHP é bacana.';</text:p>
            <text:p text:style-name="Preformatted_20_Text"/>
            <text:p text:style-name="Preformatted_20_Text">$array = explode (' ',$string);</text:p>
            <text:p text:style-name="Preformatted_20_Text"/>
            <text:p text:style-name="Preformatted_20_Text">print_r($array);</text:p>
            <text:p text:style-name="Preformatted_20_Text"/>
            <text:p text:style-name="P3">//Resultado: Array ( [0] =&gt; O [1] =&gt; PHP [2] =&gt; é [3] =&gt; bacana. )</text:p>
          </table:table-cell>
        </table:table-row>
      </table:table>
      <text:p text:style-name="Text_20_body"/>
      <text:h text:style-name="Heading_20_2" text:outline-level="2">checkdate()</text:h>
      <text:p text:style-name="P2">Função muito útil do PHP para validar se uma determinada data está correta. Evita de inserirmos datas incorretas no banco de dados, acarretando erros de sintaxe, datas zeradas ou datas incorretas. Veja o exemplo:</text:p>
      <table:table table:name="Tabela6" table:style-name="Tabela6">
        <table:table-column table:style-name="Tabela6.A"/>
        <table:table-row>
          <table:table-cell table:style-name="Tabela6.A1" office:value-type="string">
            <text:p text:style-name="Preformatted_20_Text">&lt;?php</text:p>
            <text:p text:style-name="Preformatted_20_Text">$dia = 13;</text:p>
            <text:p text:style-name="Preformatted_20_Text">$mes = 13;</text:p>
            <text:p text:style-name="Preformatted_20_Text">$ano = 2015;</text:p>
            <text:p text:style-name="Preformatted_20_Text">if (checkdate($mes,$dia,$ano))</text:p>
            <text:p text:style-name="Preformatted_20_Text">{</text:p>
            <text:p text:style-name="Preformatted_20_Text"><text:s text:c="4"/>print('Data correta');</text:p>
            <text:p text:style-name="Preformatted_20_Text">}</text:p>
            <text:p text:style-name="Preformatted_20_Text">else</text:p>
            <text:p text:style-name="Preformatted_20_Text">{</text:p>
            <text:p text:style-name="Preformatted_20_Text"><text:s text:c="4"/>print('Data incorreta');</text:p>
            <text:p text:style-name="Preformatted_20_Text">}</text:p>
            <text:p text:style-name="P3"><text:soft-page-break/>//Resultado: Data incorreta</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WenQuanYi Micro Hei" style:font-family-asian="'WenQuanYi Micro Hei'"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5T18:37:12.909873848</meta:creation-date>
    <dc:date>2019-04-25T18:38:01.839173056</dc:date>
    <meta:editing-duration>PT50S</meta:editing-duration>
    <meta:editing-cycles>1</meta:editing-cycles>
    <meta:document-statistic meta:table-count="6" meta:image-count="0" meta:object-count="0" meta:page-count="3" meta:paragraph-count="63" meta:word-count="403" meta:character-count="2482" meta:non-whitespace-character-count="2124"/>
    <meta:generator>LibreOffice/6.0.7.3$Linux_X86_64 LibreOffice_project/00m0$Build-3</meta:generator>
  </office:meta>
</office:document-meta>
</file>